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draw:fill-color="#f5deb3" draw:textarea-horizontal-align="justify" draw:textarea-vertical-align="middle" draw:auto-grow-height="false" fo:min-height="1.02cm" fo:min-width="2.04cm"/>
    </style:style>
    <style:style style:name="gr3" style:family="graphic" style:parent-style-name="standard">
      <style:graphic-properties draw:fill-color="#f5deb3" draw:textarea-horizontal-align="justify" draw:textarea-vertical-align="middle" draw:auto-grow-height="false" fo:min-height="1.02cm" fo:min-width="1.532cm"/>
    </style:style>
    <style:style style:name="gr4" style:family="graphic" style:parent-style-name="standard">
      <style:graphic-properties draw:fill-color="#f5deb3" draw:textarea-horizontal-align="justify" draw:textarea-vertical-align="middle" draw:auto-grow-height="false" fo:min-height="1.02cm" fo:min-width="0.77cm"/>
    </style:style>
    <style:style style:name="gr5" style:family="graphic" style:parent-style-name="standard">
      <style:graphic-properties draw:fill-color="#f5deb3" draw:textarea-horizontal-align="justify" draw:textarea-vertical-align="middle" draw:auto-grow-height="false" fo:min-height="1.02cm" fo:min-width="12.2cm"/>
    </style:style>
    <style:style style:name="gr6" style:family="graphic" style:parent-style-name="standard">
      <style:graphic-properties draw:stroke="none" svg:stroke-color="#000000" draw:fill="none" draw:fill-color="#ffffff" fo:min-height="1.111cm"/>
    </style:style>
    <style:style style:name="gr7" style:family="graphic" style:parent-style-name="objectwithoutfill">
      <style:graphic-properties svg:stroke-color="#000000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5deb3" fo:min-height="1.111cm"/>
    </style:style>
    <style:style style:name="gr9" style:family="graphic" style:parent-style-name="standard">
      <style:graphic-properties draw:stroke="none" svg:stroke-color="#000000" draw:fill="none" draw:fill-color="#ffffff" fo:min-height="0.639cm"/>
    </style:style>
    <style:style style:name="gr10" style:family="graphic" style:parent-style-name="standard">
      <style:graphic-properties draw:stroke="none" svg:stroke-color="#000000" draw:fill="none" draw:fill-color="#f5deb3" fo:min-height="1.03cm"/>
    </style:style>
    <style:style style:name="gr11" style:family="graphic" style:parent-style-name="standard">
      <style:graphic-properties svg:stroke-color="#000000" draw:fill-color="#f5f5dc" draw:textarea-horizontal-align="justify" draw:textarea-vertical-align="middle" draw:auto-grow-height="false" fo:min-height="1.909cm" fo:min-width="4.961cm"/>
    </style:style>
    <style:style style:name="gr12" style:family="graphic" style:parent-style-name="standard">
      <style:graphic-properties draw:stroke="none" draw:fill="none" draw:textarea-vertical-align="middle" fo:min-height="1.462cm" fo:min-width="2.54cm" fo:padding-top="0.141cm" fo:padding-bottom="0.141cm" fo:padding-left="0.141cm" fo:padding-right="0.141cm"/>
    </style:style>
    <style:style style:name="gr13" style:family="graphic" style:parent-style-name="standard">
      <style:graphic-properties draw:stroke="none" draw:fill="solid" draw:fill-color="#dde2cd" draw:shadow="hidden"/>
    </style:style>
    <style:style style:name="gr14" style:family="graphic" style:parent-style-name="standard">
      <style:graphic-properties draw:stroke="solid" svg:stroke-width="0.008cm" svg:stroke-color="#000000" svg:stroke-opacity="100%" draw:stroke-linejoin="round" svg:stroke-linecap="round" draw:fill="none" fo:padding-top="0.129cm" fo:padding-bottom="0.129cm" fo:padding-left="0.254cm" fo:padding-right="0.254cm" draw:shadow="hidden"/>
    </style:style>
    <style:style style:name="gr15" style:family="graphic" style:parent-style-name="standard">
      <style:graphic-properties draw:stroke="none" draw:fill="none" draw:textarea-vertical-align="middle" fo:min-height="1.144cm" fo:min-width="2.54cm" fo:padding-top="0.141cm" fo:padding-bottom="0.141cm" fo:padding-left="0.141cm" fo:padding-right="0.141cm"/>
    </style:style>
    <style:style style:name="gr16" style:family="graphic" style:parent-style-name="standard">
      <style:graphic-properties draw:stroke="none" svg:stroke-color="#000000" draw:fill="none" draw:fill-color="#ffffff" fo:min-height="2.367cm"/>
    </style:style>
    <style:style style:name="gr17" style:family="graphic" style:parent-style-name="standard">
      <style:graphic-properties draw:fill-color="#f5deb3" draw:textarea-horizontal-align="justify" draw:textarea-vertical-align="middle" draw:auto-grow-height="false" fo:min-height="1.02cm" fo:min-width="1.024cm"/>
    </style:style>
    <style:style style:name="gr18" style:family="graphic" style:parent-style-name="standard">
      <style:graphic-properties draw:fill-color="#f5deb3" draw:textarea-horizontal-align="justify" draw:textarea-vertical-align="middle" draw:auto-grow-height="false" fo:min-height="1.02cm" fo:min-width="1.278cm"/>
    </style:style>
    <style:style style:name="gr19" style:family="graphic" style:parent-style-name="standard">
      <style:graphic-properties draw:stroke="none" draw:fill="none" draw:textarea-vertical-align="middle" fo:min-height="0.763cm" fo:min-width="2.54cm" fo:padding-top="0.141cm" fo:padding-bottom="0.141cm" fo:padding-left="0.141cm" fo:padding-right="0.141cm"/>
    </style:style>
    <style:style style:name="gr20" style:family="graphic" style:parent-style-name="standard">
      <style:graphic-properties draw:stroke="none" draw:fill="none" draw:textarea-vertical-align="middle" fo:min-height="0.382cm" fo:min-width="2.54cm" fo:padding-top="0.141cm" fo:padding-bottom="0.141cm" fo:padding-left="0.141cm" fo:padding-right="0.141cm"/>
    </style:style>
    <style:style style:name="gr21" style:family="graphic" style:parent-style-name="standard">
      <style:graphic-properties draw:stroke="none" draw:fill="none" draw:textarea-vertical-align="middle" fo:min-height="0.883cm" fo:min-width="2.54cm" fo:padding-top="0.141cm" fo:padding-bottom="0.141cm" fo:padding-left="0.141cm" fo:padding-right="0.141cm"/>
    </style:style>
    <style:style style:name="gr22" style:family="graphic" style:parent-style-name="standard">
      <style:graphic-properties svg:stroke-color="#000000" draw:fill-color="#f5f5dc" draw:textarea-horizontal-align="justify" draw:textarea-vertical-align="middle" draw:auto-grow-height="false" fo:min-height="1.02cm" fo:min-width="0.77cm"/>
    </style:style>
    <style:style style:name="gr23" style:family="graphic" style:parent-style-name="standard">
      <style:graphic-properties svg:stroke-color="#000000" draw:fill-color="#f5f5dc" draw:textarea-horizontal-align="justify" draw:textarea-vertical-align="middle" draw:auto-grow-height="false" fo:min-height="1.02cm" fo:min-width="0.135cm"/>
    </style:style>
    <style:style style:name="gr24" style:family="graphic" style:parent-style-name="standard">
      <style:graphic-properties draw:stroke="none" draw:fill="none" draw:textarea-vertical-align="middle" fo:min-height="1.97cm" fo:min-width="2.54cm" fo:padding-top="0.141cm" fo:padding-bottom="0.141cm" fo:padding-left="0.141cm" fo:padding-right="0.141cm"/>
    </style:style>
    <style:style style:name="gr25" style:family="graphic" style:parent-style-name="standard">
      <style:graphic-properties svg:stroke-color="#000000" draw:fill-color="#f5f5dc" draw:textarea-horizontal-align="justify" draw:textarea-vertical-align="middle" draw:auto-grow-height="false" fo:min-height="0.512cm" fo:min-width="1.913cm"/>
    </style:style>
    <style:style style:name="gr26" style:family="graphic" style:parent-style-name="standard">
      <style:graphic-properties svg:stroke-color="#000000" draw:fill-color="#f5f5dc" draw:textarea-horizontal-align="justify" draw:textarea-vertical-align="middle" draw:auto-grow-height="false" fo:min-height="0.512cm" fo:min-width="0.897cm"/>
    </style:style>
    <style:style style:name="gr27" style:family="graphic" style:parent-style-name="standard">
      <style:graphic-properties draw:fill-color="#f5deb3" draw:textarea-horizontal-align="justify" draw:textarea-vertical-align="middle" draw:auto-grow-height="false" fo:min-height="1.02cm" fo:min-width="0.897cm"/>
    </style:style>
    <style:style style:name="gr28" style:family="graphic" style:parent-style-name="standard">
      <style:graphic-properties draw:fill-color="#f5deb3" draw:textarea-horizontal-align="justify" draw:textarea-vertical-align="middle" draw:auto-grow-height="false" fo:min-height="0.258cm" fo:min-width="4.707cm"/>
    </style:style>
    <style:style style:name="gr29" style:family="graphic" style:parent-style-name="standard">
      <style:graphic-properties svg:stroke-color="#000000" draw:fill-color="#f5f5dc" draw:textarea-horizontal-align="justify" draw:textarea-vertical-align="middle" draw:auto-grow-height="false" fo:min-height="1.909cm" fo:min-width="3.31cm"/>
    </style:style>
    <style:style style:name="gr30" style:family="graphic" style:parent-style-name="standard">
      <style:graphic-properties draw:fill-color="#f5deb3" draw:textarea-horizontal-align="justify" draw:textarea-vertical-align="middle" draw:auto-grow-height="false" fo:min-height="1.02cm" fo:min-width="1.659cm"/>
    </style:style>
    <style:style style:name="gr31" style:family="graphic" style:parent-style-name="standard">
      <style:graphic-properties draw:fill-color="#f5deb3" draw:textarea-horizontal-align="justify" draw:textarea-vertical-align="middle" draw:auto-grow-height="false" fo:min-height="1.02cm" fo:min-width="4.199cm"/>
    </style:style>
    <style:style style:name="gr32" style:family="graphic" style:parent-style-name="standard">
      <style:graphic-properties draw:stroke="none" svg:stroke-color="#000000" draw:fill="none" draw:fill-color="#f5deb3" fo:min-height="0.639cm"/>
    </style:style>
    <style:style style:name="P1" style:family="paragraph">
      <loext:graphic-properties draw:fill="none"/>
      <style:paragraph-properties fo:text-align="start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-color="#f5deb3"/>
      <style:paragraph-properties fo:text-align="center"/>
      <style:text-properties fo:font-size="14pt"/>
    </style:style>
    <style:style style:name="P5" style:family="paragraph">
      <loext:graphic-properties draw:fill="none" draw:fill-color="#ffffff"/>
      <style:text-properties fo:font-size="14pt" style:font-size-asian="14pt" style:font-size-complex="14pt"/>
    </style:style>
    <style:style style:name="P6" style:family="paragraph">
      <loext:graphic-properties draw:fill-color="#f5deb3"/>
      <style:paragraph-properties fo:text-align="center"/>
      <style:text-properties fo:font-size="10pt" style:font-size-asian="10pt" style:font-size-complex="10pt"/>
    </style:style>
    <style:style style:name="P7" style:family="paragraph">
      <loext:graphic-properties draw:fill="none" draw:fill-color="#f5deb3"/>
      <style:text-properties fo:font-size="14pt" style:font-size-asian="14pt" style:font-size-complex="14pt"/>
    </style:style>
    <style:style style:name="P8" style:family="paragraph">
      <loext:graphic-properties draw:fill="none" draw:fill-color="#ffffff"/>
      <style:text-properties fo:font-size="10pt" style:font-size-asian="10pt" style:font-size-complex="10pt"/>
    </style:style>
    <style:style style:name="P9" style:family="paragraph">
      <style:paragraph-properties fo:text-align="start"/>
    </style:style>
    <style:style style:name="P10" style:family="paragraph">
      <loext:graphic-properties draw:fill-color="#f5f5dc"/>
      <style:paragraph-properties fo:text-align="start"/>
      <style:text-properties fo:font-size="10pt" fo:font-weight="bold" style:font-size-asian="10pt" style:font-weight-asian="bold" style:font-size-complex="10pt" style:font-weight-complex="bold"/>
    </style:style>
    <style:style style:name="P11" style:family="paragraph">
      <style:paragraph-properties fo:margin-left="0cm" fo:margin-right="0cm" fo:margin-top="0cm" fo:margin-bottom="0cm" fo:line-height="120%" fo:text-align="center" fo:text-indent="0cm"/>
    </style:style>
    <style:style style:name="P12" style:family="paragraph">
      <loext:graphic-properties draw:fill="none"/>
      <style:paragraph-properties fo:margin-left="0cm" fo:margin-right="0cm" fo:margin-top="0cm" fo:margin-bottom="0cm" fo:line-height="120%" fo:text-align="center" fo:text-indent="0cm"/>
    </style:style>
    <style:style style:name="P13" style:family="paragraph">
      <loext:graphic-properties draw:fill="solid" draw:fill-color="#dde2cd"/>
    </style:style>
    <style:style style:name="P14" style:family="paragraph">
      <loext:graphic-properties draw:fill="none"/>
    </style:style>
    <style:style style:name="P15" style:family="paragraph">
      <loext:graphic-properties draw:fill="none" draw:fill-color="#ffffff"/>
      <style:text-properties fo:font-size="24pt" fo:font-style="normal" style:font-size-asian="18pt" style:font-style-asian="normal" style:font-size-complex="18pt" style:font-style-complex="normal"/>
    </style:style>
    <style:style style:name="P16" style:family="paragraph">
      <style:paragraph-properties fo:margin-left="0cm" fo:margin-right="0cm" fo:margin-top="0cm" fo:margin-bottom="0cm" fo:line-height="120%" fo:text-align="start" fo:text-indent="0cm" style:writing-mode="lr-tb">
        <style:tab-stops/>
      </style:paragraph-properties>
    </style:style>
    <style:style style:name="P17" style:family="paragraph">
      <loext:graphic-properties draw:fill="none"/>
      <style:paragraph-properties fo:margin-left="0cm" fo:margin-right="0cm" fo:margin-top="0cm" fo:margin-bottom="0cm" fo:line-height="120%" fo:text-align="start" fo:text-indent="0cm" style:writing-mode="lr-tb">
        <style:tab-stops/>
      </style:paragraph-properties>
    </style:style>
    <style:style style:name="P18" style:family="paragraph">
      <style:paragraph-properties fo:margin-left="0cm" fo:margin-right="0cm" fo:margin-top="0cm" fo:margin-bottom="0cm" fo:line-height="120%" fo:text-align="start" fo:text-indent="0cm"/>
    </style:style>
    <style:style style:name="P19" style:family="paragraph">
      <loext:graphic-properties draw:fill="none"/>
      <style:paragraph-properties fo:margin-left="0cm" fo:margin-right="0cm" fo:margin-top="0cm" fo:margin-bottom="0cm" fo:line-height="120%" fo:text-align="start" fo:text-indent="0cm"/>
      <style:text-properties style:font-name="Liberation Sans1" fo:font-size="14pt"/>
    </style:style>
    <style:style style:name="P20" style:family="paragraph">
      <loext:graphic-properties draw:fill-color="#f5f5dc"/>
      <style:paragraph-properties fo:text-align="center"/>
      <style:text-properties fo:font-size="10pt" style:font-size-asian="10pt" style:font-size-complex="10pt"/>
    </style:style>
    <style:style style:name="P21" style:family="paragraph">
      <style:paragraph-properties fo:margin-left="0cm" fo:margin-right="0cm" fo:margin-top="0cm" fo:margin-bottom="0cm" fo:line-height="120%" fo:text-align="start" fo:text-indent="0cm" style:writing-mode="lr-tb"/>
    </style:style>
    <style:style style:name="P22" style:family="paragraph">
      <loext:graphic-properties draw:fill="none"/>
      <style:paragraph-properties fo:margin-left="0cm" fo:margin-right="0cm" fo:margin-top="0cm" fo:margin-bottom="0cm" fo:line-height="120%" fo:text-align="start" fo:text-indent="0cm" style:writing-mode="lr-tb"/>
    </style:style>
    <style:style style:name="T1" style:family="text">
      <style:text-properties fo:font-size="14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0pt" fo:font-weight="bold" style:font-size-asian="10pt" style:font-weight-asian="bold" style:font-size-complex="10pt" style:font-weight-complex="bold"/>
    </style:style>
    <style:style style:name="T6" style:family="text">
      <style:text-properties fo:font-size="10pt" fo:font-weight="normal" style:font-size-asian="10pt" style:font-weight-asian="normal" style:font-size-complex="10pt" style:font-weight-complex="normal"/>
    </style:style>
    <style:style style:name="T7" style:family="text">
      <style:text-properties fo:color="#000000" style:font-name="Arial" fo:font-size="8pt" style:font-name-asian="Arial" style:font-size-asian="8pt" style:font-name-complex="Arial" style:font-size-complex="8pt"/>
    </style:style>
    <style:style style:name="T8" style:family="text">
      <style:text-properties fo:font-size="24pt" fo:font-style="normal" style:font-size-asian="18pt" style:font-style-asian="normal" style:font-size-complex="18pt" style:font-style-complex="normal"/>
    </style:style>
    <style:style style:name="T9" style:family="text">
      <style:text-properties fo:font-size="18pt" fo:font-style="normal" style:font-size-asian="18pt" style:font-style-asian="normal" style:font-size-complex="18pt" style:font-style-complex="normal"/>
    </style:style>
    <style:style style:name="T10" style:family="text">
      <style:text-properties fo:color="#000000" style:font-name="Liberation Sans1" fo:font-size="14pt" style:font-name-asian="Arial" style:font-size-asian="8pt" style:font-name-complex="Arial" style:font-size-complex="8pt"/>
    </style:style>
    <style:style style:name="T11" style:family="text">
      <style:text-properties fo:color="#000000" style:font-name="Arial" fo:font-size="8pt" fo:font-weight="bold" style:font-name-asian="Arial" style:font-size-asian="8pt" style:font-weight-asian="bold" style:font-name-complex="Arial" style:font-size-complex="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0.414cm" svg:y1="10.16cm" svg:x2="7.62cm" svg:y2="13.97cm">
          <text:p/>
        </draw:line>
        <draw:line draw:style-name="gr1" draw:text-style-name="P2" draw:layer="layout" svg:x1="5.08cm" svg:y1="15.24cm" svg:x2="17.272cm" svg:y2="19.05cm">
          <text:p/>
        </draw:line>
        <draw:line draw:style-name="gr1" draw:text-style-name="P2" draw:layer="layout" svg:x1="19.05cm" svg:y1="19.05cm" svg:x2="19.05cm" svg:y2="15.24cm">
          <text:p/>
        </draw:line>
        <draw:custom-shape draw:style-name="gr2" draw:text-style-name="P4" draw:layer="layout" svg:width="2.54cm" svg:height="1.27cm" svg:x="5.08cm" svg:y="24.13cm">
          <text:p text:style-name="P3"><text:span text:style-name="T1">SyncHdr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032cm" svg:height="1.27cm" svg:x="7.62cm" svg:y="24.13cm">
          <text:p text:style-name="P3"><text:span text:style-name="T1">PhyHdr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7cm" svg:height="1.27cm" svg:x="5.08cm" svg:y="21.59cm">
          <text:p text:style-name="P3"><text:span text:style-name="T1">Proto</text:span></text:p>
          <text:p text:style-name="P3"><text:span text:style-name="T1">1B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2.54cm" svg:height="1.27cm" svg:x="5.08cm" svg:y="24.13cm">
          <text:p text:style-name="P3"><text:span text:style-name="T1">Pre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12.7cm" svg:height="1.27cm" svg:x="6.35cm" svg:y="21.59cm">
          <text:p text:style-name="P3"><text:span text:style-name="T1">Payld</text:span><text:span text:style-name="T1"><text:line-break/></text:span><text:span text:style-name="T1">N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2.54cm" svg:height="1.27cm" svg:x="16.51cm" svg:y="24.13cm">
          <text:p text:style-name="P3"><text:span text:style-name="T1">CRC</text:span><text:span text:style-name="T1"><text:line-break/></text:span><text:span text:style-name="T1">0/2</text:span></text:p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2.413cm" svg:height="1.361cm" svg:x="2.667cm" svg:y="24.166cm">
          <draw:text-box>
            <text:p><text:span text:style-name="T2">LoRa</text:span><text:span text:style-name="T2"><text:line-break/></text:span><text:span text:style-name="T2">PHY*</text:span></text:p>
          </draw:text-box>
        </draw:frame>
        <draw:line draw:style-name="gr7" draw:text-style-name="P2" draw:layer="layout" svg:x1="4.064cm" svg:y1="20.32cm" svg:x2="6.35cm" svg:y2="21.59cm">
          <text:p/>
        </draw:line>
        <draw:line draw:style-name="gr7" draw:text-style-name="P2" draw:layer="layout" svg:x1="19.05cm" svg:y1="20.32cm" svg:x2="19.05cm" svg:y2="21.59cm">
          <text:p/>
        </draw:line>
        <draw:line draw:style-name="gr7" draw:text-style-name="P2" draw:layer="layout" svg:x1="5.08cm" svg:y1="17.78cm" svg:x2="4.064cm" svg:y2="19.05cm">
          <text:p/>
        </draw:line>
        <draw:line draw:style-name="gr7" draw:text-style-name="P2" draw:layer="layout" svg:x1="10.16cm" svg:y1="17.78cm" svg:x2="5.334cm" svg:y2="19.05cm">
          <text:p/>
        </draw:line>
        <draw:custom-shape draw:style-name="gr2" draw:text-style-name="P6" draw:layer="layout" svg:width="2.54cm" svg:height="1.27cm" svg:x="5.08cm" svg:y="13.97cm">
          <text:p text:style-name="P3"><text:span text:style-name="T3">APv6</text:span><text:span text:style-name="T3"><text:line-break/></text:span><text:span text:style-name="T3">IPHC</text:span><text:span text:style-name="T3"><text:line-break/></text:span><text:span text:style-name="T3">1 B</text:span></text:p>
          <draw:enhanced-geometry svg:viewBox="0 0 21600 21600" draw:type="rectangle" draw:enhanced-path="M 0 0 L 21600 0 21600 21600 0 21600 0 0 Z N"/>
        </draw:custom-shape>
        <draw:frame draw:style-name="gr8" draw:text-style-name="P7" draw:layer="layout" svg:width="2.413cm" svg:height="1.361cm" svg:x="2.54cm" svg:y="14.01cm">
          <draw:text-box>
            <text:p><text:span text:style-name="T2">APv6</text:span></text:p>
          </draw:text-box>
        </draw:frame>
        <draw:custom-shape draw:style-name="gr2" draw:text-style-name="P6" draw:layer="layout" svg:width="2.54cm" svg:height="1.27cm" svg:x="16.51cm" svg:y="13.97cm">
          <text:p text:style-name="P3"><text:span text:style-name="T3">Payld</text:span><text:span text:style-name="T3"><text:line-break/></text:span><text:span text:style-name="T3"/></text:p>
          <text:p text:style-name="P3"><text:span text:style-name="T3">N</text:span></text:p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2.54cm" svg:height="1.27cm" svg:x="8.89cm" svg:y="13.97cm">
          <text:p text:style-name="P3"><text:span text:style-name="T3">SrcAddr</text:span></text:p>
          <text:p text:style-name="P3"><text:span text:style-name="T3"><text:line-break/></text:span><text:span text:style-name="T3">0/16 B</text:span></text:p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2.54cm" svg:height="1.27cm" svg:x="11.43cm" svg:y="13.97cm">
          <text:p text:style-name="P3"><text:span text:style-name="T3">DstAddr</text:span><text:span text:style-name="T3"><text:line-break/></text:span><text:span text:style-name="T3"/></text:p>
          <text:p text:style-name="P3"><text:span text:style-name="T3">0/16 B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.27cm" svg:height="1.27cm" svg:x="7.62cm" svg:y="13.97cm">
          <text:p text:style-name="P3"><text:span text:style-name="T3">Hops</text:span><text:span text:style-name="T3"><text:line-break/></text:span><text:span text:style-name="T3"><text:line-break/></text:span><text:span text:style-name="T3">0/1 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6" draw:layer="layout" svg:width="2.54cm" svg:height="1.27cm" svg:x="13.97cm" svg:y="13.97cm">
          <text:p text:style-name="P3"><text:span text:style-name="T3">NxtHdr</text:span><text:span text:style-name="T3"><text:line-break/></text:span><text:span text:style-name="T3"><text:line-break/></text:span><text:span text:style-name="T3">1B/N</text:span></text:p>
          <draw:enhanced-geometry svg:viewBox="0 0 21600 21600" draw:type="rectangle" draw:enhanced-path="M 0 0 L 21600 0 21600 21600 0 21600 0 0 Z N"/>
        </draw:custom-shape>
        <draw:frame draw:style-name="gr9" draw:text-style-name="P8" draw:layer="layout" svg:width="4.318cm" svg:height="0.889cm" svg:x="4.953cm" svg:y="25.527cm">
          <draw:text-box>
            <text:p><text:span text:style-name="T3">*Explicit Header mode</text:span></text:p>
          </draw:text-box>
        </draw:frame>
        <draw:frame draw:style-name="gr10" draw:text-style-name="P7" draw:layer="layout" svg:width="2.921cm" svg:height="1.28cm" svg:x="11.049cm" svg:y="9.769cm">
          <draw:text-box>
            <text:p><text:span text:style-name="T4">RFC 6282</text:span></text:p>
            <text:p><text:span text:style-name="T2">UDP</text:span></text:p>
          </draw:text-box>
        </draw:frame>
        <draw:custom-shape draw:style-name="gr11" draw:text-style-name="P10" draw:layer="layout" svg:width="5.461cm" svg:height="2.159cm" svg:x="13.589cm" svg:y="8.89cm">
          <text:p text:style-name="P9"><text:span text:style-name="T5">Ports:</text:span></text:p>
          <text:p text:style-name="P9"><text:span text:style-name="T6">2b00: Src 16b, Dst 16b inline</text:span><text:span text:style-name="T6"><text:line-break/></text:span><text:span text:style-name="T6">2b01: Src 16b inline, Dst 0xF0XX</text:span><text:span text:style-name="T6"><text:line-break/></text:span><text:span text:style-name="T6">2b10: Src 0xF0XX, Dst 16b inline</text:span><text:span text:style-name="T6"><text:line-break/></text:span><text:span text:style-name="T6">2b11: Src 0xF0BX, Dst 0xF0BX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" draw:text-style-name="P2" draw:layer="layout" svg:x1="11.049cm" svg:y1="12.7cm" svg:x2="13.97cm" svg:y2="13.97cm">
          <text:p/>
        </draw:line>
        <draw:line draw:style-name="gr1" draw:text-style-name="P2" draw:layer="layout" svg:x1="19.05cm" svg:y1="12.7cm" svg:x2="16.51cm" svg:y2="13.97cm">
          <text:p/>
        </draw:line>
        <draw:frame draw:style-name="gr12" draw:text-style-name="P12" draw:layer="layout" svg:width="2.413cm" svg:height="1.744cm" svg:x="1.397cm" svg:y="6.109cm">
          <draw:text-box>
            <text:p text:style-name="P11"><text:span text:style-name="T7">RFC 6282</text:span><text:span text:style-name="T7"><text:line-break/></text:span><text:span text:style-name="T7"> IPv6 </text:span><text:span text:style-name="T7"><text:line-break/></text:span><text:span text:style-name="T7">LOWPAN_IPHC</text:span></text:p>
          </draw:text-box>
        </draw:frame>
        <draw:g>
          <draw:g>
            <draw:polygon draw:style-name="gr13" draw:text-style-name="P13" draw:layer="layout" svg:width="1.143cm" svg:height="1.27cm" svg:x="3.809cm" svg:y="6.345cm" svg:viewBox="0 0 1144 1271" draw:points="0,1271 1144,1271 1144,0 0,0">
              <text:p/>
            </draw:polygon>
            <draw:polygon draw:style-name="gr14" draw:text-style-name="P14" draw:layer="layout" svg:width="1.143cm" svg:height="1.27cm" svg:x="3.809cm" svg:y="6.345cm" svg:viewBox="0 0 1144 1271" draw:points="0,1271 1144,1271 1144,0 0,0">
              <text:p/>
            </draw:polygon>
          </draw:g>
          <draw:frame draw:style-name="gr15" draw:text-style-name="P12" draw:layer="layout" svg:width="1.143cm" svg:height="1.426cm" svg:x="3.809cm" svg:y="6.268cm">
            <draw:text-box>
              <text:p text:style-name="P11"><text:span text:style-name="T7">Ver</text:span><text:span text:style-name="T7"><text:line-break/></text:span><text:span text:style-name="T7"><text:line-break/></text:span><text:span text:style-name="T7">3b011</text:span></text:p>
            </draw:text-box>
          </draw:frame>
        </draw:g>
        <draw:g>
          <draw:g>
            <draw:polygon draw:style-name="gr13" draw:text-style-name="P13" draw:layer="layout" svg:width="1.523cm" svg:height="1.27cm" svg:x="6.223cm" svg:y="6.345cm" svg:viewBox="0 0 1524 1271" draw:points="0,1271 1524,1271 1524,0 0,0">
              <text:p/>
            </draw:polygon>
            <draw:polygon draw:style-name="gr14" draw:text-style-name="P14" draw:layer="layout" svg:width="1.523cm" svg:height="1.27cm" svg:x="6.223cm" svg:y="6.345cm" svg:viewBox="0 0 1524 1271" draw:points="0,1271 1524,1271 1524,0 0,0">
              <text:p/>
            </draw:polygon>
          </draw:g>
          <draw:frame draw:style-name="gr15" draw:text-style-name="P12" draw:layer="layout" svg:width="1.523cm" svg:height="1.426cm" svg:x="6.223cm" svg:y="6.268cm">
            <draw:text-box>
              <text:p text:style-name="P11"><text:span text:style-name="T7">NxtHdr</text:span><text:span text:style-name="T7"><text:line-break/></text:span><text:span text:style-name="T7">Cmprsd?</text:span><text:span text:style-name="T7"><text:line-break/></text:span><text:span text:style-name="T7">1 b</text:span></text:p>
            </draw:text-box>
          </draw:frame>
        </draw:g>
        <draw:g>
          <draw:g>
            <draw:polygon draw:style-name="gr13" draw:text-style-name="P13" draw:layer="layout" svg:width="1.396cm" svg:height="1.27cm" svg:x="7.747cm" svg:y="6.345cm" svg:viewBox="0 0 1397 1271" draw:points="0,1271 1397,1271 1397,0 0,0">
              <text:p/>
            </draw:polygon>
            <draw:polygon draw:style-name="gr14" draw:text-style-name="P14" draw:layer="layout" svg:width="1.396cm" svg:height="1.27cm" svg:x="7.747cm" svg:y="6.345cm" svg:viewBox="0 0 1397 1271" draw:points="0,1271 1397,1271 1397,0 0,0">
              <text:p/>
            </draw:polygon>
          </draw:g>
          <draw:frame draw:style-name="gr15" draw:text-style-name="P12" draw:layer="layout" svg:width="1.396cm" svg:height="1.426cm" svg:x="7.747cm" svg:y="6.268cm">
            <draw:text-box>
              <text:p text:style-name="P11"><text:span text:style-name="T7">HLIM</text:span><text:span text:style-name="T7"><text:line-break/></text:span><text:span text:style-name="T7">HopLmt</text:span><text:span text:style-name="T7"><text:line-break/></text:span><text:span text:style-name="T7">2 b</text:span></text:p>
            </draw:text-box>
          </draw:frame>
        </draw:g>
        <draw:g>
          <draw:g>
            <draw:polygon draw:style-name="gr13" draw:text-style-name="P13" draw:layer="layout" svg:width="1.015cm" svg:height="1.27cm" svg:x="9.144cm" svg:y="6.345cm" svg:viewBox="0 0 1016 1271" draw:points="0,1271 1016,1271 1016,0 0,0">
              <text:p/>
            </draw:polygon>
            <draw:polygon draw:style-name="gr14" draw:text-style-name="P14" draw:layer="layout" svg:width="1.015cm" svg:height="1.27cm" svg:x="9.144cm" svg:y="6.345cm" svg:viewBox="0 0 1016 1271" draw:points="0,1271 1016,1271 1016,0 0,0">
              <text:p/>
            </draw:polygon>
          </draw:g>
          <draw:frame draw:style-name="gr15" draw:text-style-name="P12" draw:layer="layout" svg:width="1.015cm" svg:height="1.426cm" svg:x="9.144cm" svg:y="6.268cm">
            <draw:text-box>
              <text:p text:style-name="P11"><text:span text:style-name="T7">CtxId</text:span><text:span text:style-name="T7"><text:line-break/></text:span><text:span text:style-name="T7">Ext</text:span><text:span text:style-name="T7"><text:line-break/></text:span><text:span text:style-name="T7">1 b</text:span></text:p>
            </draw:text-box>
          </draw:frame>
        </draw:g>
        <draw:g>
          <draw:g>
            <draw:polygon draw:style-name="gr13" draw:text-style-name="P13" draw:layer="layout" svg:width="2.031cm" svg:height="1.27cm" svg:x="11.811cm" svg:y="6.345cm" svg:viewBox="0 0 2032 1271" draw:points="0,1271 2032,1271 2032,0 0,0">
              <text:p/>
            </draw:polygon>
            <draw:polygon draw:style-name="gr14" draw:text-style-name="P14" draw:layer="layout" svg:width="2.031cm" svg:height="1.27cm" svg:x="11.811cm" svg:y="6.345cm" svg:viewBox="0 0 2032 1271" draw:points="0,1271 2032,1271 2032,0 0,0">
              <text:p/>
            </draw:polygon>
          </draw:g>
          <draw:frame draw:style-name="gr15" draw:text-style-name="P12" draw:layer="layout" svg:width="2.03cm" svg:height="1.426cm" svg:x="11.811cm" svg:y="6.268cm">
            <draw:text-box>
              <text:p text:style-name="P11"><text:span text:style-name="T7">SAM</text:span><text:span text:style-name="T7"><text:line-break/></text:span><text:span text:style-name="T7">SrcAddr Mode</text:span><text:span text:style-name="T7"><text:line-break/></text:span><text:span text:style-name="T7">2 b</text:span></text:p>
            </draw:text-box>
          </draw:frame>
        </draw:g>
        <draw:g>
          <draw:g>
            <draw:polygon draw:style-name="gr13" draw:text-style-name="P13" draw:layer="layout" svg:width="2.031cm" svg:height="1.27cm" svg:x="17.018cm" svg:y="6.345cm" svg:viewBox="0 0 2032 1271" draw:points="0,1271 2032,1271 2032,0 0,0">
              <text:p/>
            </draw:polygon>
            <draw:polygon draw:style-name="gr14" draw:text-style-name="P14" draw:layer="layout" svg:width="2.031cm" svg:height="1.27cm" svg:x="17.018cm" svg:y="6.345cm" svg:viewBox="0 0 2032 1271" draw:points="0,1271 2032,1271 2032,0 0,0">
              <text:p/>
            </draw:polygon>
          </draw:g>
          <draw:frame draw:style-name="gr15" draw:text-style-name="P12" draw:layer="layout" svg:width="2.031cm" svg:height="1.426cm" svg:x="17.018cm" svg:y="6.268cm">
            <draw:text-box>
              <text:p text:style-name="P11"><text:span text:style-name="T7">DAM</text:span><text:span text:style-name="T7"><text:line-break/></text:span><text:span text:style-name="T7">DstAddrMode</text:span><text:span text:style-name="T7"><text:line-break/></text:span><text:span text:style-name="T7">2 b</text:span></text:p>
            </draw:text-box>
          </draw:frame>
        </draw:g>
        <draw:g>
          <draw:g>
            <draw:polygon draw:style-name="gr13" draw:text-style-name="P13" draw:layer="layout" svg:width="1.269cm" svg:height="1.27cm" svg:x="4.953cm" svg:y="6.345cm" svg:viewBox="0 0 1270 1271" draw:points="0,1271 1270,1271 1270,0 0,0">
              <text:p/>
            </draw:polygon>
            <draw:polygon draw:style-name="gr14" draw:text-style-name="P14" draw:layer="layout" svg:width="1.269cm" svg:height="1.27cm" svg:x="4.953cm" svg:y="6.345cm" svg:viewBox="0 0 1270 1271" draw:points="0,1271 1270,1271 1270,0 0,0">
              <text:p/>
            </draw:polygon>
          </draw:g>
          <draw:frame draw:style-name="gr15" draw:text-style-name="P12" draw:layer="layout" svg:width="1.268cm" svg:height="1.426cm" svg:x="4.953cm" svg:y="6.268cm">
            <draw:text-box>
              <text:p text:style-name="P11"><text:span text:style-name="T7">TF</text:span><text:span text:style-name="T7"><text:line-break/></text:span><text:span text:style-name="T7">TrfcFlo:</text:span><text:span text:style-name="T7"><text:line-break/></text:span><text:span text:style-name="T7">2 b</text:span></text:p>
            </draw:text-box>
          </draw:frame>
        </draw:g>
        <draw:g>
          <draw:g>
            <draw:polygon draw:style-name="gr13" draw:text-style-name="P13" draw:layer="layout" svg:width="1.65cm" svg:height="1.27cm" svg:x="10.16cm" svg:y="6.345cm" svg:viewBox="0 0 1651 1271" draw:points="0,1271 1651,1271 1651,0 0,0">
              <text:p/>
            </draw:polygon>
            <draw:polygon draw:style-name="gr14" draw:text-style-name="P14" draw:layer="layout" svg:width="1.65cm" svg:height="1.27cm" svg:x="10.16cm" svg:y="6.345cm" svg:viewBox="0 0 1651 1271" draw:points="0,1271 1651,1271 1651,0 0,0">
              <text:p/>
            </draw:polygon>
          </draw:g>
          <draw:frame draw:style-name="gr15" draw:text-style-name="P12" draw:layer="layout" svg:width="1.65cm" svg:height="1.426cm" svg:x="10.16cm" svg:y="6.268cm">
            <draw:text-box>
              <text:p text:style-name="P11"><text:span text:style-name="T7">SrcAddr</text:span><text:span text:style-name="T7"><text:line-break/></text:span><text:span text:style-name="T7">CmprsTyp</text:span><text:span text:style-name="T7"><text:line-break/></text:span><text:span text:style-name="T7">1 b</text:span></text:p>
            </draw:text-box>
          </draw:frame>
        </draw:g>
        <draw:g>
          <draw:g>
            <draw:polygon draw:style-name="gr13" draw:text-style-name="P13" draw:layer="layout" svg:width="1.65cm" svg:height="1.27cm" svg:x="15.367cm" svg:y="6.345cm" svg:viewBox="0 0 1651 1271" draw:points="0,1271 1651,1271 1651,0 0,0">
              <text:p/>
            </draw:polygon>
            <draw:polygon draw:style-name="gr14" draw:text-style-name="P14" draw:layer="layout" svg:width="1.65cm" svg:height="1.27cm" svg:x="15.367cm" svg:y="6.345cm" svg:viewBox="0 0 1651 1271" draw:points="0,1271 1651,1271 1651,0 0,0">
              <text:p/>
            </draw:polygon>
          </draw:g>
          <draw:frame draw:style-name="gr15" draw:text-style-name="P12" draw:layer="layout" svg:width="1.65cm" svg:height="1.426cm" svg:x="15.367cm" svg:y="6.268cm">
            <draw:text-box>
              <text:p text:style-name="P11"><text:span text:style-name="T7">DstAddr</text:span><text:span text:style-name="T7"><text:line-break/></text:span><text:span text:style-name="T7">CmprsTyp </text:span><text:span text:style-name="T7"><text:line-break/></text:span><text:span text:style-name="T7">1 b</text:span></text:p>
            </draw:text-box>
          </draw:frame>
        </draw:g>
        <draw:g>
          <draw:g>
            <draw:polygon draw:style-name="gr13" draw:text-style-name="P13" draw:layer="layout" svg:width="1.523cm" svg:height="1.27cm" svg:x="13.843cm" svg:y="6.345cm" svg:viewBox="0 0 1524 1271" draw:points="0,1271 1524,1271 1524,0 0,0">
              <text:p/>
            </draw:polygon>
            <draw:polygon draw:style-name="gr14" draw:text-style-name="P14" draw:layer="layout" svg:width="1.523cm" svg:height="1.27cm" svg:x="13.843cm" svg:y="6.345cm" svg:viewBox="0 0 1524 1271" draw:points="0,1271 1524,1271 1524,0 0,0">
              <text:p/>
            </draw:polygon>
          </draw:g>
          <draw:frame draw:style-name="gr15" draw:text-style-name="P12" draw:layer="layout" svg:width="1.523cm" svg:height="1.426cm" svg:x="13.843cm" svg:y="6.268cm">
            <draw:text-box>
              <text:p text:style-name="P11"><text:span text:style-name="T7">Mcst</text:span><text:span text:style-name="T7"><text:line-break/></text:span><text:span text:style-name="T7">Cmprsd? </text:span><text:span text:style-name="T7"><text:line-break/></text:span><text:span text:style-name="T7">1 b</text:span></text:p>
            </draw:text-box>
          </draw:frame>
        </draw:g>
        <draw:line draw:style-name="gr1" draw:text-style-name="P1" draw:layer="layout" svg:x1="3.81cm" svg:y1="10.16cm" svg:x2="5.08cm" svg:y2="13.97cm">
          <text:p/>
        </draw:line>
        <draw:frame draw:style-name="gr16" draw:text-style-name="P15" draw:layer="layout" svg:width="15.24cm" svg:height="2.617cm" svg:x="3.81cm" svg:y="2.54cm">
          <draw:text-box>
            <text:p><text:span text:style-name="T8">APv6 Stack Overview</text:span><text:span text:style-name="T8"><text:line-break/></text:span><text:span text:style-name="T9">draft 1.4</text:span><text:span text:style-name="T9"><text:tab/></text:span><text:span text:style-name="T9"><text:tab/></text:span><text:span text:style-name="T9">2019/04/13</text:span></text:p>
          </draw:text-box>
        </draw:frame>
        <draw:frame draw:style-name="gr8" draw:text-style-name="P7" draw:layer="layout" svg:width="2.413cm" svg:height="1.361cm" svg:x="1.524cm" svg:y="19.099cm">
          <draw:text-box>
            <text:p><text:span text:style-name="T2">HeyMac</text:span><text:span text:style-name="T2"><text:line-break/></text:span><text:span text:style-name="T2">Frame</text:span></text:p>
          </draw:text-box>
        </draw:frame>
        <draw:custom-shape draw:style-name="gr4" draw:text-style-name="P4" draw:layer="layout" svg:width="1.27cm" svg:height="1.27cm" svg:x="4.064cm" svg:y="19.05cm">
          <text:p text:style-name="P3"><text:span text:style-name="T1">Fctl</text:span><text:span text:style-name="T1"><text:line-break/></text:span><text:span text:style-name="T1">1 B</text:span></text:p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1.524cm" svg:height="1.27cm" svg:x="8.89cm" svg:y="19.05cm">
          <text:p text:style-name="P3"><text:span text:style-name="T1">Ext</text:span><text:span text:style-name="T1"><text:line-break/></text:span><text:span text:style-name="T1">0/1 B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7cm" svg:height="1.27cm" svg:x="13.97cm" svg:y="19.05cm">
          <text:p text:style-name="P3"><text:span text:style-name="T1">IEs</text:span><text:span text:style-name="T1"><text:line-break/></text:span><text:span text:style-name="T1">0+ B</text:span></text:p>
          <draw:enhanced-geometry svg:viewBox="0 0 21600 21600" draw:type="rectangle" draw:enhanced-path="M 0 0 L 21600 0 21600 21600 0 21600 0 0 Z N"/>
        </draw:custom-shape>
        <draw:custom-shape draw:style-name="gr18" draw:text-style-name="P4" draw:layer="layout" svg:width="1.778cm" svg:height="1.27cm" svg:x="17.272cm" svg:y="19.05cm">
          <text:p text:style-name="P3"><text:span text:style-name="T1">Payld</text:span><text:span text:style-name="T1"><text:line-break/></text:span><text:span text:style-name="T1">N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032cm" svg:height="1.27cm" svg:x="11.938cm" svg:y="19.05cm">
          <text:p text:style-name="P3"><text:span text:style-name="T1">DstAddr</text:span><text:span text:style-name="T1"><text:line-break/></text:span><text:span text:style-name="T1">0/2/8 B</text:span></text:p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1.524cm" svg:height="1.27cm" svg:x="10.414cm" svg:y="19.05cm">
          <text:p text:style-name="P3"><text:span text:style-name="T1">NetId</text:span><text:span text:style-name="T1"><text:line-break/></text:span><text:span text:style-name="T1">0/2 B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032cm" svg:height="1.27cm" svg:x="15.24cm" svg:y="19.05cm">
          <text:p text:style-name="P3"><text:span text:style-name="T1">SrcAddr</text:span><text:span text:style-name="T1"><text:line-break/></text:span><text:span text:style-name="T1">0/2/8 B</text:span></text:p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1.524cm" svg:height="1.27cm" svg:x="7.366cm" svg:y="19.05cm">
          <text:p text:style-name="P3"><text:span text:style-name="T1">PVS</text:span><text:span text:style-name="T1"><text:line-break/></text:span><text:span text:style-name="T1">0/1 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2.032cm" svg:height="1.27cm" svg:x="5.334cm" svg:y="19.05cm">
          <text:p text:style-name="P3"><text:span text:style-name="T1">ResAddr</text:span><text:span text:style-name="T1"><text:line-break/></text:span><text:span text:style-name="T1">0/2/8 B</text:span></text:p>
          <draw:enhanced-geometry svg:viewBox="0 0 21600 21600" draw:type="rectangle" draw:enhanced-path="M 0 0 L 21600 0 21600 21600 0 21600 0 0 Z N"/>
        </draw:custom-shape>
        <draw:frame draw:style-name="gr12" draw:text-style-name="P12" draw:layer="layout" svg:width="2.413cm" svg:height="1.744cm" svg:x="1.397cm" svg:y="8.636cm">
          <draw:text-box>
            <text:p text:style-name="P11"><text:span text:style-name="T7">APv6 </text:span><text:span text:style-name="T7"><text:line-break/></text:span><text:span text:style-name="T7">IPHC</text:span></text:p>
          </draw:text-box>
        </draw:frame>
        <draw:frame draw:style-name="gr19" draw:text-style-name="P12" draw:layer="layout" svg:width="2.54cm" svg:height="1.045cm" svg:x="1.397cm" svg:y="7.446cm">
          <draw:text-box>
            <text:p text:style-name="P11"><text:span text:style-name="T7">Assumed values:</text:span></text:p>
          </draw:text-box>
        </draw:frame>
        <draw:frame draw:style-name="gr20" draw:text-style-name="P17" draw:layer="layout" svg:width="15.24cm" svg:height="0.664cm" svg:x="3.81cm" svg:y="7.619cm">
          <draw:text-box>
            <text:p text:style-name="P16"><text:span text:style-name="T7"><text:s text:c="18"/></text:span><text:span text:style-name="T7">2b11 <text:s text:c="43"/>0 <text:s text:c="14"/>0 <text:s text:c="42"/>0 <text:s text:c="17"/>0</text:span></text:p>
          </draw:text-box>
        </draw:frame>
        <draw:g>
          <draw:g>
            <draw:g>
              <draw:polygon draw:style-name="gr13" draw:text-style-name="P13" draw:layer="layout" svg:width="1.143cm" svg:height="1.27cm" svg:x="3.809cm" svg:y="8.872cm" svg:viewBox="0 0 1144 1271" draw:points="0,1271 1144,1271 1144,0 0,0">
                <text:p/>
              </draw:polygon>
              <draw:polygon draw:style-name="gr14" draw:text-style-name="P14" draw:layer="layout" svg:width="1.143cm" svg:height="1.27cm" svg:x="3.809cm" svg:y="8.872cm" svg:viewBox="0 0 1144 1271" draw:points="0,1271 1144,1271 1144,0 0,0">
                <text:p/>
              </draw:polygon>
            </draw:g>
            <draw:frame draw:style-name="gr15" draw:text-style-name="P12" draw:layer="layout" svg:width="1.143cm" svg:height="1.426cm" svg:x="3.809cm" svg:y="8.795cm">
              <draw:text-box>
                <text:p text:style-name="P11"><text:span text:style-name="T7">Prefix</text:span><text:span text:style-name="T7"><text:line-break/></text:span><text:span text:style-name="T7"><text:line-break/></text:span><text:span text:style-name="T7">3b110</text:span></text:p>
              </draw:text-box>
            </draw:frame>
          </draw:g>
          <draw:g>
            <draw:g>
              <draw:polygon draw:style-name="gr13" draw:text-style-name="P13" draw:layer="layout" svg:width="1.523cm" svg:height="1.27cm" svg:x="4.923cm" svg:y="8.872cm" svg:viewBox="0 0 1524 1271" draw:points="0,1271 1524,1271 1524,0 0,0">
                <text:p/>
              </draw:polygon>
              <draw:polygon draw:style-name="gr14" draw:text-style-name="P14" draw:layer="layout" svg:width="1.523cm" svg:height="1.27cm" svg:x="4.923cm" svg:y="8.872cm" svg:viewBox="0 0 1524 1271" draw:points="0,1271 1524,1271 1524,0 0,0">
                <text:p/>
              </draw:polygon>
            </draw:g>
            <draw:frame draw:style-name="gr15" draw:text-style-name="P12" draw:layer="layout" svg:width="1.523cm" svg:height="1.426cm" svg:x="4.923cm" svg:y="8.795cm">
              <draw:text-box>
                <text:p text:style-name="P11"><text:span text:style-name="T7">NxtHdr</text:span><text:span text:style-name="T7"><text:line-break/></text:span><text:span text:style-name="T7">Cmprsd?</text:span><text:span text:style-name="T7"><text:line-break/></text:span><text:span text:style-name="T7">1 b</text:span></text:p>
              </draw:text-box>
            </draw:frame>
          </draw:g>
          <draw:g>
            <draw:g>
              <draw:polygon draw:style-name="gr13" draw:text-style-name="P13" draw:layer="layout" svg:width="1.396cm" svg:height="1.27cm" svg:x="6.447cm" svg:y="8.872cm" svg:viewBox="0 0 1397 1271" draw:points="0,1271 1397,1271 1397,0 0,0">
                <text:p/>
              </draw:polygon>
              <draw:polygon draw:style-name="gr14" draw:text-style-name="P14" draw:layer="layout" svg:width="1.396cm" svg:height="1.27cm" svg:x="6.447cm" svg:y="8.872cm" svg:viewBox="0 0 1397 1271" draw:points="0,1271 1397,1271 1397,0 0,0">
                <text:p/>
              </draw:polygon>
            </draw:g>
            <draw:frame draw:style-name="gr15" draw:text-style-name="P12" draw:layer="layout" svg:width="1.396cm" svg:height="1.426cm" svg:x="6.447cm" svg:y="8.795cm">
              <draw:text-box>
                <text:p text:style-name="P11"><text:span text:style-name="T7">Hop</text:span><text:span text:style-name="T7"><text:line-break/></text:span><text:span text:style-name="T7">Lmt</text:span><text:span text:style-name="T7"><text:line-break/></text:span><text:span text:style-name="T7">2 b</text:span></text:p>
              </draw:text-box>
            </draw:frame>
          </draw:g>
          <draw:g>
            <draw:g>
              <draw:polygon draw:style-name="gr13" draw:text-style-name="P13" draw:layer="layout" svg:width="1.332cm" svg:height="1.27cm" svg:x="7.811cm" svg:y="8.872cm" svg:viewBox="0 0 1333 1271" draw:points="0,1271 1333,1271 1333,0 0,0">
                <text:p/>
              </draw:polygon>
              <draw:polygon draw:style-name="gr14" draw:text-style-name="P14" draw:layer="layout" svg:width="1.332cm" svg:height="1.27cm" svg:x="7.811cm" svg:y="8.872cm" svg:viewBox="0 0 1333 1271" draw:points="0,1271 1333,1271 1333,0 0,0">
                <text:p/>
              </draw:polygon>
            </draw:g>
            <draw:frame draw:style-name="gr15" draw:text-style-name="P12" draw:layer="layout" svg:width="1.332cm" svg:height="1.426cm" svg:x="7.811cm" svg:y="8.795cm">
              <draw:text-box>
                <text:p text:style-name="P11"><text:span text:style-name="T7">SrcAddr</text:span><text:span text:style-name="T7"><text:line-break/></text:span><text:span text:style-name="T7"> Mode</text:span><text:span text:style-name="T7"><text:line-break/></text:span><text:span text:style-name="T7">1 b</text:span></text:p>
              </draw:text-box>
            </draw:frame>
          </draw:g>
          <draw:g>
            <draw:g>
              <draw:polygon draw:style-name="gr13" draw:text-style-name="P13" draw:layer="layout" svg:width="1.332cm" svg:height="1.27cm" svg:x="9.112cm" svg:y="8.873cm" svg:viewBox="0 0 1333 1271" draw:points="0,1271 1333,1271 1333,0 0,0">
                <text:p/>
              </draw:polygon>
              <draw:polygon draw:style-name="gr14" draw:text-style-name="P14" draw:layer="layout" svg:width="1.332cm" svg:height="1.27cm" svg:x="9.112cm" svg:y="8.873cm" svg:viewBox="0 0 1333 1271" draw:points="0,1271 1333,1271 1333,0 0,0">
                <text:p/>
              </draw:polygon>
            </draw:g>
            <draw:frame draw:style-name="gr15" draw:text-style-name="P12" draw:layer="layout" svg:width="1.332cm" svg:height="1.426cm" svg:x="9.112cm" svg:y="8.796cm">
              <draw:text-box>
                <text:p text:style-name="P11"><text:span text:style-name="T7">DstAddr Mode</text:span><text:span text:style-name="T7"><text:line-break/></text:span><text:span text:style-name="T7">1 b</text:span></text:p>
              </draw:text-box>
            </draw:frame>
          </draw:g>
        </draw:g>
        <draw:frame draw:style-name="gr21" draw:text-style-name="P19" draw:layer="layout" svg:width="2.667cm" svg:height="1.165cm" svg:x="2.413cm" svg:y="16.637cm">
          <draw:text-box>
            <text:p text:style-name="P18"><text:span text:style-name="T10">Fctl field:</text:span></text:p>
          </draw:text-box>
        </draw:frame>
        <draw:custom-shape draw:style-name="gr22" draw:text-style-name="P20" draw:layer="layout" svg:width="1.27cm" svg:height="1.27cm" svg:x="5.08cm" svg:y="16.51cm">
          <text:p text:style-name="P3"><text:span text:style-name="T3">Type</text:span><text:span text:style-name="T3"><text:line-break/></text:span><text:span text:style-name="T3">APv6</text:span><text:span text:style-name="T3"><text:line-break/></text:span><text:span text:style-name="T3">2b10</text:span></text:p>
          <draw:enhanced-geometry svg:viewBox="0 0 21600 21600" draw:type="rectangle" draw:enhanced-path="M 0 0 L 21600 0 21600 21600 0 21600 0 0 Z N"/>
        </draw:custom-shape>
        <draw:custom-shape draw:style-name="gr23" draw:text-style-name="P20" draw:layer="layout" svg:width="0.635cm" svg:height="1.27cm" svg:x="6.35cm" svg:y="16.51cm">
          <text:p text:style-name="P3"><text:span text:style-name="T3">L</text:span><text:span text:style-name="T3"><text:line-break/></text:span><text:span text:style-name="T3">1 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20" draw:layer="layout" svg:width="0.635cm" svg:height="1.27cm" svg:x="6.985cm" svg:y="16.51cm">
          <text:p text:style-name="P3"><text:span text:style-name="T3">R</text:span><text:span text:style-name="T3"><text:line-break/></text:span><text:span text:style-name="T3">1 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20" draw:layer="layout" svg:width="0.635cm" svg:height="1.27cm" svg:x="7.62cm" svg:y="16.51cm">
          <text:p text:style-name="P3"><text:span text:style-name="T3">N</text:span><text:span text:style-name="T3"><text:line-break/></text:span><text:span text:style-name="T3">1 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20" draw:layer="layout" svg:width="0.635cm" svg:height="1.27cm" svg:x="8.255cm" svg:y="16.51cm">
          <text:p text:style-name="P3"><text:span text:style-name="T3">D</text:span><text:span text:style-name="T3"><text:line-break/></text:span><text:span text:style-name="T3">1 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20" draw:layer="layout" svg:width="0.635cm" svg:height="1.27cm" svg:x="8.89cm" svg:y="16.51cm">
          <text:p text:style-name="P3"><text:span text:style-name="T3">I</text:span><text:span text:style-name="T3"><text:line-break/></text:span><text:span text:style-name="T3">1 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20" draw:layer="layout" svg:width="0.635cm" svg:height="1.27cm" svg:x="9.525cm" svg:y="16.51cm">
          <text:p text:style-name="P3"><text:span text:style-name="T3">S</text:span><text:span text:style-name="T3"><text:line-break/></text:span><text:span text:style-name="T3">1 b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g>
            <draw:polygon draw:style-name="gr13" draw:text-style-name="P13" draw:layer="layout" svg:width="2.412cm" svg:height="2.099cm" svg:x="5.08cm" svg:y="10.651cm" svg:viewBox="0 0 2413 2100" draw:points="0,2100 2413,2100 2413,0 0,0">
              <text:p/>
            </draw:polygon>
            <draw:polygon draw:style-name="gr14" draw:text-style-name="P14" draw:layer="layout" svg:width="2.412cm" svg:height="2.099cm" svg:x="5.08cm" svg:y="10.651cm" svg:viewBox="0 0 2413 2100" draw:points="0,2100 2413,2100 2413,0 0,0">
              <text:p/>
            </draw:polygon>
          </draw:g>
          <draw:frame draw:style-name="gr24" draw:text-style-name="P22" draw:layer="layout" svg:width="2.411cm" svg:height="2.252cm" svg:x="5.08cm" svg:y="10.575cm">
            <draw:text-box>
              <text:p text:style-name="P21"><text:span text:style-name="T11">Hop Lmt:</text:span><text:span text:style-name="T7"><text:line-break/></text:span><text:span text:style-name="T7">2b00: 8b inline</text:span><text:span text:style-name="T7"><text:line-break/></text:span><text:span text:style-name="T7">2b01: limit is 1</text:span><text:span text:style-name="T7"><text:line-break/></text:span><text:span text:style-name="T7">2b10: limit is 64</text:span><text:span text:style-name="T7"><text:line-break/></text:span><text:span text:style-name="T7">2b11: limit is 255</text:span></text:p>
            </draw:text-box>
          </draw:frame>
        </draw:g>
        <draw:g>
          <draw:custom-shape draw:style-name="gr25" draw:text-style-name="P20" draw:layer="layout" svg:width="2.413cm" svg:height="0.762cm" svg:x="11.049cm" svg:y="11.938cm">
            <text:p text:style-name="P3"><text:span text:style-name="T3">UDP HdrType</text:span><text:span text:style-name="T3"><text:line-break/></text:span><text:span text:style-name="T3">5b11110</text:span></text:p>
            <draw:enhanced-geometry svg:viewBox="0 0 21600 21600" draw:type="rectangle" draw:enhanced-path="M 0 0 L 21600 0 21600 21600 0 21600 0 0 Z N"/>
          </draw:custom-shape>
          <draw:custom-shape draw:style-name="gr26" draw:text-style-name="P20" draw:layer="layout" svg:width="1.397cm" svg:height="0.762cm" svg:x="14.859cm" svg:y="11.938cm">
            <text:p text:style-name="P3"><text:span text:style-name="T3">Ports</text:span><text:span text:style-name="T3"><text:line-break/></text:span><text:span text:style-name="T3">2 b</text:span></text:p>
            <draw:enhanced-geometry svg:viewBox="0 0 21600 21600" draw:type="rectangle" draw:enhanced-path="M 0 0 L 21600 0 21600 21600 0 21600 0 0 Z N"/>
          </draw:custom-shape>
          <draw:custom-shape draw:style-name="gr26" draw:text-style-name="P20" draw:layer="layout" svg:width="1.397cm" svg:height="0.762cm" svg:x="13.462cm" svg:y="11.938cm">
            <text:p text:style-name="P3"><text:span text:style-name="T3">CSOmit</text:span><text:span text:style-name="T3"><text:line-break/></text:span><text:span text:style-name="T3">1 b</text:span></text:p>
            <draw:enhanced-geometry svg:viewBox="0 0 21600 21600" draw:type="rectangle" draw:enhanced-path="M 0 0 L 21600 0 21600 21600 0 21600 0 0 Z N"/>
          </draw:custom-shape>
          <draw:custom-shape draw:style-name="gr27" draw:text-style-name="P6" draw:layer="layout" svg:width="1.397cm" svg:height="1.27cm" svg:x="16.256cm" svg:y="11.43cm">
            <text:p text:style-name="P3"><text:span text:style-name="T3">ChkSum</text:span><text:span text:style-name="T3"><text:line-break/></text:span><text:span text:style-name="T3"><text:line-break/></text:span><text:span text:style-name="T3">0/2 B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7" draw:text-style-name="P6" draw:layer="layout" svg:width="1.397cm" svg:height="1.27cm" svg:x="17.653cm" svg:y="11.43cm">
            <text:p text:style-name="P3"><text:span text:style-name="T3">Ports </text:span><text:span text:style-name="T3"><text:line-break/></text:span><text:span text:style-name="T3"> </text:span><text:span text:style-name="T3"><text:line-break/></text:span><text:span text:style-name="T3">1/3/4 B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" draw:text-style-name="P6" draw:layer="layout" svg:width="5.207cm" svg:height="0.508cm" svg:x="11.049cm" svg:y="11.43cm">
            <text:p text:style-name="P3"><text:span text:style-name="T3">UDP Hdr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g>
            <draw:polygon draw:style-name="gr13" draw:text-style-name="P13" draw:layer="layout" svg:width="2.412cm" svg:height="1.27cm" svg:x="8.001cm" svg:y="10.621cm" svg:viewBox="0 0 2413 1271" draw:points="0,1271 2413,1271 2413,0 0,0">
              <text:p/>
            </draw:polygon>
            <draw:polygon draw:style-name="gr14" draw:text-style-name="P14" draw:layer="layout" svg:width="2.412cm" svg:height="1.27cm" svg:x="8.001cm" svg:y="10.621cm" svg:viewBox="0 0 2413 1271" draw:points="0,1271 2413,1271 2413,0 0,0">
              <text:p/>
            </draw:polygon>
          </draw:g>
          <draw:frame draw:style-name="gr15" draw:text-style-name="P22" draw:layer="layout" svg:width="2.411cm" svg:height="1.426cm" svg:x="8.001cm" svg:y="10.544cm">
            <draw:text-box>
              <text:p text:style-name="P21"><text:span text:style-name="T11">* AddrMode:</text:span><text:span text:style-name="T7"><text:line-break/></text:span><text:span text:style-name="T7">1b0: 128b inline</text:span><text:span text:style-name="T7"><text:line-break/></text:span><text:span text:style-name="T7">1b1: addr elided</text:span></text:p>
            </draw:text-box>
          </draw:frame>
        </draw:g>
        <draw:custom-shape draw:style-name="gr29" draw:text-style-name="P10" draw:layer="layout" svg:width="3.81cm" svg:height="2.159cm" svg:x="11.049cm" svg:y="16.002cm">
          <text:p text:style-name="P9"><text:span text:style-name="T5">Frame Types:</text:span></text:p>
          <text:p text:style-name="P9"><text:span text:style-name="T6">2b00: Min frame</text:span><text:span text:style-name="T6"><text:line-break/></text:span><text:span text:style-name="T6">2b01: HeyMac Cmd</text:span><text:span text:style-name="T6"><text:line-break/></text:span><text:span text:style-name="T6">2b10: HeyMac + APv6</text:span></text:p>
          <text:p text:style-name="P9"><text:span text:style-name="T6">2b11: Extended 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4" draw:layer="layout" svg:width="2.159cm" svg:height="1.27cm" svg:x="9.651cm" svg:y="24.137cm">
          <text:p text:style-name="P3"><text:span text:style-name="T1">HdrCRC</text:span></text:p>
          <draw:enhanced-geometry svg:viewBox="0 0 21600 21600" draw:type="rectangle" draw:enhanced-path="M 0 0 L 21600 0 21600 21600 0 21600 0 0 Z N"/>
        </draw:custom-shape>
        <draw:custom-shape draw:style-name="gr31" draw:text-style-name="P4" draw:layer="layout" svg:width="4.699cm" svg:height="1.27cm" svg:x="11.81cm" svg:y="24.137cm">
          <text:p text:style-name="P3"><text:span text:style-name="T1">PhyPayld</text:span><text:span text:style-name="T1"><text:line-break/></text:span><text:span text:style-name="T1">0..255</text:span></text:p>
          <draw:enhanced-geometry svg:viewBox="0 0 21600 21600" draw:type="rectangle" draw:enhanced-path="M 0 0 L 21600 0 21600 21600 0 21600 0 0 Z N"/>
        </draw:custom-shape>
        <draw:line draw:style-name="gr7" draw:text-style-name="P2" draw:layer="layout" svg:x1="5.08cm" svg:y1="22.86cm" svg:x2="11.811cm" svg:y2="24.13cm">
          <text:p/>
        </draw:line>
        <draw:line draw:style-name="gr7" draw:text-style-name="P2" draw:layer="layout" svg:x1="19.05cm" svg:y1="22.86cm" svg:x2="16.51cm" svg:y2="24.13cm">
          <text:p/>
        </draw:line>
        <draw:frame draw:style-name="gr32" draw:text-style-name="P7" draw:layer="layout" svg:width="2.413cm" svg:height="0.889cm" svg:x="2.54cm" svg:y="21.844cm">
          <draw:text-box>
            <text:p><text:span text:style-name="T2">Lorp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fo:text-align="start"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.27cm" fo:margin-bottom="1.27cm" fo:margin-left="1.27cm" fo:margin-right="1.27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01T22:38:30.704779000</meta:creation-date>
    <dc:date>2019-04-13T23:36:51.697290000</dc:date>
    <meta:editing-duration>PT14H48M21S</meta:editing-duration>
    <meta:editing-cycles>60</meta:editing-cycles>
    <meta:generator>LibreOffice_Vanilla/5.4.4.3$MacOSX_X86_64 LibreOffice_project/327ad42f4b641f37cf4dd9936346bc386252669a</meta:generator>
    <meta:document-statistic meta:object-count="149"/>
  </office:meta>
</office:document-meta>
</file>